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1cm" fo:min-width="4.317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4cm" fo:min-width="1.72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04cm" fo:min-width="4.0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53cm" svg:height="1.397cm" svg:x="4.302cm" svg:y="1.127cm">
          <text:p text:style-name="P1"><text:span text:style-name="T1">Master – u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953cm" svg:height="1.397cm" svg:x="4.302cm" svg:y="3.659cm">
          <text:p text:style-name="P1"><text:span text:style-name="T1">Bluetooth - ini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778cm" svg:y1="2.524cm" svg:x2="6.778cm" svg:y2="3.659cm" draw:start-shape="id1" draw:start-glue-point="2" draw:end-shape="id2" draw:end-glue-point="0" svg:d="M6778 2524v1135" svg:viewBox="0 0 1 1136">
          <text:p/>
        </draw:connector>
        <draw:custom-shape draw:style-name="gr3" draw:text-style-name="P2" xml:id="id3" draw:id="id3" draw:layer="layout" svg:width="4.445cm" svg:height="2.286cm" svg:x="4.556cm" svg:y="5.945cm">
          <text:p text:style-name="P1"><text:span text:style-name="T1">search_devices(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778cm" svg:y1="5.056cm" svg:x2="6.778cm" svg:y2="5.945cm" draw:start-shape="id2" draw:start-glue-point="2" draw:end-shape="id3" svg:d="M6778 5056v889" svg:viewBox="0 0 1 890">
          <text:p/>
        </draw:connector>
        <draw:custom-shape draw:style-name="gr1" draw:text-style-name="P2" xml:id="id4" draw:id="id4" draw:layer="layout" svg:width="4.953cm" svg:height="1.397cm" svg:x="4.302cm" svg:y="9.501cm">
          <text:p text:style-name="P1"><text:span text:style-name="T1">attempt_connect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.779cm" svg:y1="8.231cm" svg:x2="6.778cm" svg:y2="9.501cm" draw:start-shape="id3" draw:start-glue-point="6" draw:end-shape="id4" draw:end-glue-point="0" svg:d="M6779 8231v635h-1v635" svg:viewBox="0 0 2 1271">
          <text:p text:style-name="P1"><text:tab/>yes</text:p>
        </draw:connector>
        <draw:custom-shape draw:style-name="gr5" draw:text-style-name="P2" xml:id="id5" draw:id="id5" draw:layer="layout" svg:width="4.699cm" svg:height="1.278cm" svg:x="11.668cm" svg:y="6.453cm">
          <text:p text:style-name="P1"><text:span text:style-name="T1">discover_mode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.001cm" svg:y1="7.088cm" svg:x2="11.668cm" svg:y2="7.092cm" draw:start-shape="id3" draw:start-glue-point="7" draw:end-shape="id5" svg:d="M9001 7088h1333v4h1334" svg:viewBox="0 0 2668 5">
          <text:p text:style-name="P1">No</text:p>
          <text:p text:style-name="P1"/>
        </draw:connector>
        <draw:custom-shape draw:style-name="gr3" draw:text-style-name="P2" xml:id="id6" draw:id="id6" draw:layer="layout" svg:width="4.445cm" svg:height="2.286cm" svg:x="4.556cm" svg:y="11.914cm">
          <text:p text:style-name="P1"><text:span text:style-name="T1">if_successful (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778cm" svg:y1="10.898cm" svg:x2="6.779cm" svg:y2="11.914cm" draw:start-shape="id4" draw:start-glue-point="2" draw:end-shape="id6" draw:end-glue-point="4" svg:d="M6778 10898v508h1v508" svg:viewBox="0 0 2 1017">
          <text:p/>
        </draw:connector>
        <draw:connector draw:style-name="gr4" draw:text-style-name="P1" draw:layer="layout" svg:x1="9.001cm" svg:y1="13.057cm" svg:x2="14.017cm" svg:y2="7.731cm" draw:start-shape="id6" draw:start-glue-point="7" draw:end-shape="id5" draw:end-glue-point="2" svg:d="M9001 13057h5016v-5326" svg:viewBox="0 0 5017 5327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No</text:p>
        </draw:connector>
        <draw:custom-shape draw:style-name="gr1" draw:text-style-name="P2" xml:id="id7" draw:id="id7" draw:layer="layout" svg:width="4.953cm" svg:height="1.397cm" svg:x="4.302cm" svg:y="15.701cm">
          <text:p text:style-name="P1"><text:span text:style-name="T1">Connect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.779cm" svg:y1="14.2cm" svg:x2="6.778cm" svg:y2="15.701cm" draw:start-shape="id6" draw:start-glue-point="6" draw:end-shape="id7" draw:end-glue-point="0" svg:d="M6779 14200v751h-1v750" svg:viewBox="0 0 2 1502">
          <text:p text:style-name="P1"><text:tab/>yes</text:p>
        </draw:connector>
      </draw:page>
      <draw:page draw:name="page2" draw:style-name="dp1" draw:master-page-name="Default">
        <draw:custom-shape draw:style-name="gr1" draw:text-style-name="P2" xml:id="id8" draw:id="id8" draw:layer="layout" svg:width="4.953cm" svg:height="1.397cm" svg:x="4.302cm" svg:y="1.127cm">
          <text:p text:style-name="P1"><text:span text:style-name="T1">Slave – u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953cm" svg:height="1.397cm" svg:x="4.302cm" svg:y="3.659cm">
          <text:p text:style-name="P1"><text:span text:style-name="T1">Bluetooth - ini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778cm" svg:y1="2.524cm" svg:x2="6.778cm" svg:y2="3.659cm" draw:start-shape="id8" draw:start-glue-point="2" draw:end-shape="id9" draw:end-glue-point="0" svg:d="M6778 2524v1135" svg:viewBox="0 0 1 1136">
          <text:p/>
        </draw:connector>
        <draw:custom-shape draw:style-name="gr3" draw:text-style-name="P2" xml:id="id10" draw:id="id10" draw:layer="layout" svg:width="4.445cm" svg:height="2.286cm" svg:x="4.556cm" svg:y="5.945cm">
          <text:p text:style-name="P1"><text:span text:style-name="T1">search_devices(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778cm" svg:y1="5.056cm" svg:x2="6.778cm" svg:y2="5.945cm" draw:start-shape="id9" draw:start-glue-point="2" draw:end-shape="id10" svg:d="M6778 5056v889" svg:viewBox="0 0 1 890">
          <text:p/>
        </draw:connector>
        <draw:connector draw:style-name="gr4" draw:text-style-name="P1" draw:layer="layout" svg:x1="6.779cm" svg:y1="8.231cm" svg:x2="6.778cm" svg:y2="9.501cm" draw:start-shape="id10" draw:start-glue-point="6" svg:d="M6779 8231v886h-1v384" svg:viewBox="0 0 2 1271">
          <text:p text:style-name="P1"><text:tab/>yes</text:p>
        </draw:connector>
        <draw:custom-shape draw:style-name="gr5" draw:text-style-name="P2" xml:id="id11" draw:id="id11" draw:layer="layout" svg:width="4.699cm" svg:height="1.278cm" svg:x="11.668cm" svg:y="6.453cm">
          <text:p text:style-name="P1"><text:span text:style-name="T1">discover_mode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.001cm" svg:y1="7.088cm" svg:x2="11.668cm" svg:y2="7.092cm" draw:start-shape="id10" draw:start-glue-point="7" draw:end-shape="id11" svg:d="M9001 7088h1333v4h1334" svg:viewBox="0 0 2668 5">
          <text:p text:style-name="P1">No</text:p>
          <text:p text:style-name="P1"/>
        </draw:connector>
        <draw:connector draw:style-name="gr4" draw:text-style-name="P1" draw:layer="layout" svg:x1="9.001cm" svg:y1="10.652cm" svg:x2="14.017cm" svg:y2="7.731cm" draw:start-shape="id12" draw:start-glue-point="7" draw:end-shape="id11" draw:end-glue-point="2" svg:d="M9001 10652h5016v-2921" svg:viewBox="0 0 5017 2922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No</text:p>
        </draw:connector>
        <draw:custom-shape draw:style-name="gr1" draw:text-style-name="P2" xml:id="id13" draw:id="id13" draw:layer="layout" svg:width="4.953cm" svg:height="1.397cm" svg:x="4.302cm" svg:y="13.573cm">
          <text:p text:style-name="P1"><text:span text:style-name="T1">Connect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2" draw:id="id12" draw:layer="layout" svg:width="4.445cm" svg:height="2.286cm" svg:x="4.556cm" svg:y="9.509cm">
          <text:p text:style-name="P1"><text:span text:style-name="T1">Invitation (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.779cm" svg:y1="11.795cm" svg:x2="6.778cm" svg:y2="13.573cm" draw:start-shape="id12" draw:start-glue-point="6" draw:end-shape="id13" draw:end-glue-point="0" svg:d="M6779 11795v889h-1v889" svg:viewBox="0 0 2 1779">
          <text:p text:style-name="P1"><text:tab/>yes</text:p>
        </draw:connector>
      </draw:page>
      <draw:page draw:name="page3" draw:style-name="dp1" draw:master-page-name="Default">
        <draw:custom-shape draw:style-name="gr1" draw:text-style-name="P2" xml:id="id14" draw:id="id14" draw:layer="layout" svg:width="4.953cm" svg:height="1.397cm" svg:x="4.302cm" svg:y="1.127cm">
          <text:p text:style-name="P1"><text:span text:style-name="T1">Connect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4.953cm" svg:height="1.397cm" svg:x="4.302cm" svg:y="3.659cm">
          <text:p text:style-name="P1"><text:span text:style-name="T1">Send (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778cm" svg:y1="2.524cm" svg:x2="6.778cm" svg:y2="3.659cm" draw:start-shape="id14" draw:start-glue-point="2" draw:end-shape="id15" draw:end-glue-point="0" svg:d="M6778 2524v1135" svg:viewBox="0 0 1 1136">
          <text:p/>
        </draw:connector>
        <draw:custom-shape draw:style-name="gr3" draw:text-style-name="P2" xml:id="id17" draw:id="id17" draw:layer="layout" svg:width="4.445cm" svg:height="2.286cm" svg:x="4.556cm" svg:y="8.874cm">
          <text:p text:style-name="P1"><text:span text:style-name="T1">Parity / CRC </text:span></text:p>
          <text:p text:style-name="P1"><text:span text:style-name="T1">Successful (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8" draw:id="id18" draw:layer="layout" svg:width="4.699cm" svg:height="1.278cm" svg:x="4.429cm" svg:y="12.684cm">
          <text:p text:style-name="P1"><text:span text:style-name="T1">receive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4.953cm" svg:height="1.397cm" svg:x="4.302cm" svg:y="6.207cm">
          <text:p text:style-name="P1"><text:span text:style-name="T1">with_Partiy bit / CRC (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778cm" svg:y1="5.056cm" svg:x2="6.778cm" svg:y2="6.207cm" draw:start-shape="id15" draw:start-glue-point="2" draw:end-shape="id16" draw:end-glue-point="0" svg:d="M6778 5056v1151" svg:viewBox="0 0 1 1152">
          <text:p/>
        </draw:connector>
        <draw:connector draw:style-name="gr2" draw:text-style-name="P1" draw:layer="layout" svg:x1="6.778cm" svg:y1="7.604cm" svg:x2="6.779cm" svg:y2="8.874cm" draw:start-shape="id16" draw:start-glue-point="2" draw:end-shape="id17" draw:end-glue-point="4" svg:d="M6778 7604v635h1v635" svg:viewBox="0 0 2 1271">
          <text:p/>
        </draw:connector>
        <draw:connector draw:style-name="gr4" draw:text-style-name="P1" draw:layer="layout" draw:line-skew="0.896cm" svg:x1="9.001cm" svg:y1="10.017cm" svg:x2="9.255cm" svg:y2="4.357cm" draw:start-shape="id17" draw:start-glue-point="7" draw:end-shape="id15" draw:end-glue-point="1" svg:d="M9001 10017h1651v-5660h-1397" svg:viewBox="0 0 1652 5661">
          <text:p text:style-name="P1"><text:s text:c="3"/>No</text:p>
        </draw:connector>
        <draw:connector draw:style-name="gr4" draw:text-style-name="P1" draw:layer="layout" svg:x1="6.779cm" svg:y1="11.16cm" svg:x2="6.778cm" svg:y2="12.684cm" draw:start-shape="id17" draw:start-glue-point="6" draw:end-shape="id18" draw:end-glue-point="0" svg:d="M6779 11160v763h-1v761" svg:viewBox="0 0 2 1525">
          <text:p text:style-name="P1"><text:tab/>Yes</text:p>
        </draw:connector>
        <draw:connector draw:style-name="gr2" draw:text-style-name="P1" draw:layer="layout" draw:line-skew="2.928cm" svg:x1="9.128cm" svg:y1="13.323cm" svg:x2="9.255cm" svg:y2="1.825cm" draw:start-shape="id18" draw:start-glue-point="1" draw:end-shape="id14" draw:end-glue-point="1" svg:d="M9128 13323h3556v-11498h-3429" svg:viewBox="0 0 3557 11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sharat </meta:initial-creator>
    <meta:creation-date>2017-01-18T20:02:17.010478404</meta:creation-date>
    <dc:date>2017-01-20T00:35:27.728853862</dc:date>
    <dc:creator>basharat </dc:creator>
    <meta:editing-duration>PT48M12S</meta:editing-duration>
    <meta:editing-cycles>4</meta:editing-cycles>
    <meta:generator>LibreOffice/4.3.3.2$Linux_X86_64 LibreOffice_project/430m0$Build-2</meta:generator>
    <meta:document-statistic meta:object-count="37"/>
  </office:meta>
</office:document-meta>
</file>